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403in" style:rel-column-width="4954*"/>
    </style:style>
    <style:style style:name="Table1.B" style:family="table-column">
      <style:table-column-properties style:column-width="3.4847in" style:rel-column-width="501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3076in" style:rel-column-width="4763*"/>
    </style:style>
    <style:style style:name="Table2.B" style:family="table-column">
      <style:table-column-properties style:column-width="3.6174in" style:rel-column-width="520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style:font-name="Times New Roman" officeooo:rsid="001fdea2" officeooo:paragraph-rsid="001fdea2"/>
    </style:style>
    <style:style style:name="P2" style:family="paragraph" style:parent-style-name="Standard">
      <style:paragraph-properties fo:line-height="200%"/>
      <style:text-properties style:font-name="Times New Roman" officeooo:rsid="00209809" officeooo:paragraph-rsid="00209809"/>
    </style:style>
    <style:style style:name="P3" style:family="paragraph" style:parent-style-name="Standard">
      <style:paragraph-properties fo:line-height="200%"/>
      <style:text-properties style:font-name="Times New Roman" officeooo:rsid="0022922e" officeooo:paragraph-rsid="0022922e"/>
    </style:style>
    <style:style style:name="P4" style:family="paragraph" style:parent-style-name="Standard">
      <style:paragraph-properties fo:line-height="200%"/>
      <style:text-properties style:font-name="Times New Roman" officeooo:rsid="00245fa3" officeooo:paragraph-rsid="00245fa3"/>
    </style:style>
    <style:style style:name="P5" style:family="paragraph" style:parent-style-name="Standard">
      <style:paragraph-properties fo:line-height="200%"/>
      <style:text-properties style:font-name="Times New Roman" officeooo:rsid="00281764" officeooo:paragraph-rsid="00281764"/>
    </style:style>
    <style:style style:name="P6" style:family="paragraph" style:parent-style-name="Standard">
      <style:paragraph-properties fo:line-height="200%"/>
      <style:text-properties style:font-name="Times New Roman" officeooo:rsid="002a219e" officeooo:paragraph-rsid="002a219e"/>
    </style:style>
    <style:style style:name="P7" style:family="paragraph" style:parent-style-name="Standard">
      <style:paragraph-properties fo:line-height="200%"/>
      <style:text-properties style:font-name="Times New Roman" officeooo:rsid="002dd2fd" officeooo:paragraph-rsid="002dd2fd"/>
    </style:style>
    <style:style style:name="P8" style:family="paragraph" style:parent-style-name="Standard">
      <style:paragraph-properties fo:line-height="200%"/>
      <style:text-properties style:font-name="Times New Roman" officeooo:rsid="003319c5" officeooo:paragraph-rsid="002dd2fd"/>
    </style:style>
    <style:style style:name="P9" style:family="paragraph" style:parent-style-name="Standard">
      <style:paragraph-properties fo:line-height="200%"/>
      <style:text-properties style:font-name="Times New Roman" officeooo:rsid="003319c5" officeooo:paragraph-rsid="003319c5"/>
    </style:style>
    <style:style style:name="P10" style:family="paragraph" style:parent-style-name="Table_20_Contents">
      <style:text-properties style:font-name="Times New Roman" officeooo:rsid="00266358" officeooo:paragraph-rsid="00266358"/>
    </style:style>
    <style:style style:name="P11" style:family="paragraph" style:parent-style-name="Table_20_Contents">
      <style:text-properties style:font-name="Times New Roman" officeooo:rsid="00281764" officeooo:paragraph-rsid="00281764"/>
    </style:style>
    <style:style style:name="T1" style:family="text">
      <style:text-properties officeooo:rsid="0022922e"/>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257585"/>
    </style:style>
    <style:style style:name="T5" style:family="text">
      <style:text-properties style:text-position="0% 100%" officeooo:rsid="00266358"/>
    </style:style>
    <style:style style:name="T6" style:family="text">
      <style:text-properties style:text-position="0% 100%" officeooo:rsid="00281764"/>
    </style:style>
    <style:style style:name="T7" style:family="text">
      <style:text-properties style:text-position="0% 100%" style:text-underline-style="none" officeooo:rsid="00281764"/>
    </style:style>
    <style:style style:name="T8" style:family="text">
      <style:text-properties style:text-position="0% 100%" officeooo:rsid="002dd2fd"/>
    </style:style>
    <style:style style:name="T9" style:family="text">
      <style:text-properties style:text-position="0% 100%" officeooo:rsid="002df3c0"/>
    </style:style>
    <style:style style:name="T10" style:family="text">
      <style:text-properties style:text-position="0% 100%" officeooo:rsid="002fe1d7"/>
    </style:style>
    <style:style style:name="T11" style:family="text">
      <style:text-properties style:text-position="0% 100%" officeooo:rsid="00309afc"/>
    </style:style>
    <style:style style:name="T12" style:family="text">
      <style:text-properties style:text-position="0% 100%" officeooo:rsid="0034a2bd"/>
    </style:style>
    <style:style style:name="T13" style:family="text">
      <style:text-properties style:text-position="0% 100%" officeooo:rsid="003669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oal of this lab was to verify the spectral lines of hydrogen match the predictions of quantum mechanics and to determine the mass of the deuterium nucleus relative to the proton mass by measuring the wavelengths of the emission from a hydrogen-deuterium gaseous discharge tube.</text:p>
      <text:p text:style-name="P1"/>
      <text:p text:style-name="P2">Electrons in a hydrogen-like gas can be excited by running an electrical current though the gas. This causes the electrons to “jump” to a higher energy level (the actual change in the energy of the electron is an integer multiple of its ground state energy), and when the electron “drops” back down to a lower energy level, a photon with an energy corresponding to the <text:span text:style-name="T1">change in energy is released. This energy corresponds to a wavelength, given by</text:span></text:p>
      <text:p text:style-name="P2"><text:s/><text:span text:style-name="T1">(RYDBERG FORMULA)</text:span></text:p>
      <text:p text:style-name="P3">where R<text:span text:style-name="T2">H</text:span><text:span text:style-name="T3"> is the Rydberg constant = 1.0973731568608*10^-2 nm^-, nf and ni are the final and initial energy levels, respectively.</text:span></text:p>
      <text:p text:style-name="P3"><text:span text:style-name="T3"/></text:p>
      <text:p text:style-name="P4"><text:span text:style-name="T3">In this experiment we found the Balmer series (n=2 transition energies) for Hydrogen and Deuterium. 1000VDC is run through a hydrogen-deuterium mixture in a sealed glass tube and direct the photons through a focusing lens into the aperture of a monochromator </text:span><text:span text:style-name="T4">which feeds into a photomultiplier tube that sends current to an electrometer with which we communicate through Python.</text:span><text:span text:style-name="T5"> We did a survey scan </text:span><text:span text:style-name="T6">at an aperture width of 15</text:span><text:span text:style-name="T7"> micrometers </text:span><text:span text:style-name="T5">to get a general idea of where the energy peaks would be (see figure 1</text:span><text:span text:style-name="T6">a</text:span><text:span text:style-name="T5">) and </text:span><text:span text:style-name="T6">then optimzed the light instensity using our Python program. We then took precise, slow scans at an aperture width of 2 micrometers (See fig 1b-e), and </text:span><text:span text:style-name="T5">our results are tabulated below</text:span></text:p>
      <text:p text:style-name="P5"><text:span text:style-name="T5">T</text:span><text:span text:style-name="T3">able A: Raw Peaks of Hydrogen and Deuterium</text:span></text:p>
      <table:table table:name="Table1" table:style-name="Table1">
        <table:table-column table:style-name="Table1.A"/>
        <table:table-column table:style-name="Table1.B"/>
        <table:table-row>
          <table:table-cell table:style-name="Table1.A1" office:value-type="string">
            <text:p text:style-name="P10">Hydrogen Peak(nm)</text:p>
          </table:table-cell>
          <table:table-cell table:style-name="Table1.B1" office:value-type="string">
            <text:p text:style-name="P10">Deuterium Peak(nm)</text:p>
          </table:table-cell>
        </table:table-row>
        <table:table-row>
          <table:table-cell table:style-name="Table1.A2" office:value-type="string">
            <text:p text:style-name="P10">411.126</text:p>
          </table:table-cell>
          <table:table-cell table:style-name="Table1.B2" office:value-type="string">
            <text:p text:style-name="P10">411.032</text:p>
          </table:table-cell>
        </table:table-row>
        <table:table-row>
          <table:table-cell table:style-name="Table1.A2" office:value-type="string">
            <text:p text:style-name="P10">434.965</text:p>
          </table:table-cell>
          <table:table-cell table:style-name="Table1.B2" office:value-type="string">
            <text:p text:style-name="P10">434.868</text:p>
          </table:table-cell>
        </table:table-row>
        <table:table-row>
          <table:table-cell table:style-name="Table1.A2" office:value-type="string">
            <text:p text:style-name="P10">486.984</text:p>
          </table:table-cell>
          <table:table-cell table:style-name="Table1.B2" office:value-type="string">
            <text:p text:style-name="P10">486.873</text:p>
          </table:table-cell>
        </table:table-row>
        <table:table-row>
          <table:table-cell table:style-name="Table1.A2" office:value-type="string">
            <text:p text:style-name="P10">657.094</text:p>
          </table:table-cell>
          <table:table-cell table:style-name="Table1.B2" office:value-type="string">
            <text:p text:style-name="P10">656.948</text:p>
          </table:table-cell>
        </table:table-row>
      </table:table>
      <text:p text:style-name="P5"><text:soft-page-break/><text:span text:style-name="T5">T</text:span><text:span text:style-name="T3">his experinent was not done a vacuum, so in order to check our data with the predictions of quantum mechanics, we multiplied them by the refrative index of air (1.0003):</text:span></text:p>
      <text:p text:style-name="P5"><text:span text:style-name="T3"/></text:p>
      <text:p text:style-name="P5"><text:span text:style-name="T3">Table B: Vacuum Corrected Peaks of Hydrogen and Deuterium</text:span></text:p>
      <table:table table:name="Table2" table:style-name="Table2">
        <table:table-column table:style-name="Table2.A"/>
        <table:table-column table:style-name="Table2.B"/>
        <table:table-row>
          <table:table-cell table:style-name="Table2.A1" office:value-type="string">
            <text:p text:style-name="P11">Hydrogen(nm)</text:p>
          </table:table-cell>
          <table:table-cell table:style-name="Table2.B1" office:value-type="string">
            <text:p text:style-name="P11">Deuterium(nm)</text:p>
          </table:table-cell>
        </table:table-row>
        <table:table-row>
          <table:table-cell table:style-name="Table2.A2" office:value-type="string">
            <text:p text:style-name="P11">411.242</text:p>
          </table:table-cell>
          <table:table-cell table:style-name="Table2.B2" office:value-type="string">
            <text:p text:style-name="P11">411.148</text:p>
          </table:table-cell>
        </table:table-row>
        <table:table-row>
          <table:table-cell table:style-name="Table2.A2" office:value-type="string">
            <text:p text:style-name="P11">435.087</text:p>
          </table:table-cell>
          <table:table-cell table:style-name="Table2.B2" office:value-type="string">
            <text:p text:style-name="P11">434.990</text:p>
          </table:table-cell>
        </table:table-row>
        <table:table-row>
          <table:table-cell table:style-name="Table2.A2" office:value-type="string">
            <text:p text:style-name="P11">487.120</text:p>
          </table:table-cell>
          <table:table-cell table:style-name="Table2.B2" office:value-type="string">
            <text:p text:style-name="P11">487.009</text:p>
          </table:table-cell>
        </table:table-row>
        <table:table-row>
          <table:table-cell table:style-name="Table2.A2" office:value-type="string">
            <text:p text:style-name="P11">657.276</text:p>
          </table:table-cell>
          <table:table-cell table:style-name="Table2.B2" office:value-type="string">
            <text:p text:style-name="P11">657.129</text:p>
          </table:table-cell>
        </table:table-row>
      </table:table>
      <text:p text:style-name="P5"><text:span text:style-name="T3"/></text:p>
      <text:p text:style-name="P6"><text:span text:style-name="T3">We used python to fit our data against the energy level function. </text:span><text:span text:style-name="T8">The value of our Rydberg constant was 0.010948 nm^-1 whereas the literature value was 0.010973731568508 nm^-1, giving us a percent error of +/- 0.2%. </text:span><text:span text:style-name="T12">Ther error value is low enough that this error can be attributed to the precsision of the experiment.</text:span></text:p>
      <text:p text:style-name="P6"><text:span text:style-name="T8"/></text:p>
      <text:p text:style-name="P6"><text:span text:style-name="T8"/></text:p>
      <text:p text:style-name="P7"><text:span text:style-name="T3">Our second objective was to calculate the mass </text:span><text:span text:style-name="T9">of the deuteron. We know from classical mechanics that the e</text:span><text:span text:style-name="T10">lectron and nucleus must revolve around a common center of mass which is very close to the proton because mp&gt;&gt;me. To include the effect of the finite mass in the theory, the mass of the electron </text:span><text:span text:style-name="T11">is replaced by the hydrgogen-atom system, defined by</text:span></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9"><text:soft-page-break/><text:span text:style-name="T11">W</text:span><text:span text:style-name="T3">e used Python to cacluclate the mass of the deuterium nucleus based on our data, and determined the value to be 1.71783amu with a percent error of 14.7% (standard deviation of +/-0.013622amu). </text:span><text:span text:style-name="T12">Possible sources of error include </text:span><text:span text:style-name="T13">t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21:37.885480000</meta:creation-date>
    <dc:date>2017-10-29T22:55:12.805837000</dc:date>
    <meta:editing-duration>PT2H12M28S</meta:editing-duration>
    <meta:editing-cycles>13</meta:editing-cycles>
    <meta:generator>LibreOffice/5.2.5.1$MacOSX_X86_64 LibreOffice_project/0312e1a284a7d50ca85a365c316c7abbf20a4d22</meta:generator>
    <meta:document-statistic meta:table-count="2" meta:image-count="0" meta:object-count="0" meta:page-count="3" meta:paragraph-count="31" meta:word-count="487" meta:character-count="2920" meta:non-whitespace-character-count="2462"/>
  </office:meta>
</office:document-meta>
</file>